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2.277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4.852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4.33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4.406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1pt" style:font-size-asian="11pt" style:font-size-complex="1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1pt" style:font-size-asian="11pt" style:font-size-complex="11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row table:style-name="ro1">
          <table:table-cell office:value-type="string" calcext:value-type="string">
            <text:p>cd_registro</text:p>
          </table:table-cell>
          <table:table-cell table:style-name="ce10" office:value-type="string" calcext:value-type="string">
            <text:p>MATRÍCULA</text:p>
          </table:table-cell>
          <table:table-cell office:value-type="string" calcext:value-type="string">
            <text:p>dt_registro</text:p>
          </table:table-cell>
          <table:table-cell office:value-type="string" calcext:value-type="string">
            <text:p>hr_reg_entrada_expediente</text:p>
          </table:table-cell>
          <table:table-cell office:value-type="string" calcext:value-type="string">
            <text:p>hr_reg_saida_almoço</text:p>
          </table:table-cell>
          <table:table-cell office:value-type="string" calcext:value-type="string">
            <text:p>hr_reg_retorno_almoço</text:p>
          </table:table-cell>
          <table:table-cell office:value-type="string" calcext:value-type="string">
            <text:p>hr_reg_saida_expediente</text:p>
          </table:table-cell>
          <table:table-cell office:value-type="string" calcext:value-type="string">
            <text:p>de_justificativa_atraso</text:p>
          </table:table-cell>
          <table:table-cell office:value-type="string" calcext:value-type="string">
            <text:p>lt_aprov_atraso_chefia</text:p>
          </table:table-cell>
          <table:table-cell office:value-type="string" calcext:value-type="string">
            <text:p>dt_aprov_atraso_chefia</text:p>
          </table:table-cell>
          <table:table-cell office:value-type="string" calcext:value-type="string">
            <text:p>nu_chefia_imediata</text:p>
          </table:table-cell>
          <table:table-cell office:value-type="string" calcext:value-type="string">
            <text:p>lt_assinatura_servidor</text:p>
          </table:table-cell>
          <table:table-cell office:value-type="string" calcext:value-type="string">
            <text:p>dt_assinatura_servid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3369" calcext:value-type="float">
            <text:p>983369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2" office:value-type="time" office:time-value="PT07H40M00S" calcext:value-type="time">
            <text:p>07:4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2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1327" calcext:value-type="float">
            <text:p>771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353" calcext:value-type="float">
            <text:p>185353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2" office:value-type="time" office:time-value="PT07H40M00S" calcext:value-type="time">
            <text:p>07:4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2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5244" calcext:value-type="float">
            <text:p>975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0364" calcext:value-type="float">
            <text:p>940364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2" office:value-type="time" office:time-value="PT07H40M00S" calcext:value-type="time">
            <text:p>07:4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2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5244" calcext:value-type="float">
            <text:p>975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0673" calcext:value-type="float">
            <text:p>990673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2" office:value-type="time" office:time-value="PT07H40M00S" calcext:value-type="time">
            <text:p>07:4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2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2665" calcext:value-type="float">
            <text:p>782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5237" calcext:value-type="float">
            <text:p>975237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2" office:value-type="time" office:time-value="PT07H40M00S" calcext:value-type="time">
            <text:p>07:4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2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4028" calcext:value-type="float">
            <text:p>944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Planilha1.B1:Planilha1.C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08:54:51.197663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5:53:21.426637633</meta:creation-date>
    <meta:generator>LibreOffice/6.4.7.2$Linux_X86_64 LibreOffice_project/40$Build-2</meta:generator>
    <dc:date>2024-03-08T16:54:02.397116016</dc:date>
    <meta:editing-duration>PT39M35S</meta:editing-duration>
    <meta:editing-cycles>3</meta:editing-cycles>
    <meta:document-statistic meta:table-count="1" meta:cell-count="68" meta:object-count="0"/>
  </office:meta>
</office:document-meta>
</file>